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280000001E037E870A6.png"/>
  <manifest:file-entry manifest:media-type="image/png" manifest:full-path="Pictures/1000020100000280000001E05B844D0C.png"/>
  <manifest:file-entry manifest:media-type="image/png" manifest:full-path="Pictures/1000020100000280000001E0D8125454.png"/>
  <manifest:file-entry manifest:media-type="image/png" manifest:full-path="Pictures/1000020100000280000001E081BD6594.png"/>
  <manifest:file-entry manifest:media-type="image/png" manifest:full-path="Pictures/1000020100000280000001E061A48A8A.png"/>
  <manifest:file-entry manifest:media-type="image/png" manifest:full-path="Pictures/1000020100000280000001E0F7579B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Fine_20_Dashed" svg:stroke-width="0.3cm" svg:stroke-color="#00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standard">
      <style:graphic-properties draw:stroke="solid" draw:stroke-dash="Fine_20_Dashed" svg:stroke-width="0.1cm" svg:stroke-color="#ff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32cm" svg:height="12.699cm" svg:x="20cm" svg:y="3.801cm">
          <draw:image xlink:href="Pictures/1000020100000280000001E061A48A8A.png" xlink:type="simple" xlink:show="embed" xlink:actuate="onLoad">
            <text:p/>
          </draw:image>
        </draw:frame>
        <draw:frame draw:style-name="gr1" draw:text-style-name="P1" draw:layer="layout" svg:width="16.932cm" svg:height="12.699cm" svg:x="20.1cm" svg:y="17.301cm">
          <draw:image xlink:href="Pictures/1000020100000280000001E037E870A6.png" xlink:type="simple" xlink:show="embed" xlink:actuate="onLoad">
            <text:p/>
          </draw:image>
        </draw:frame>
        <draw:frame draw:style-name="gr1" draw:text-style-name="P1" draw:layer="layout" svg:width="16.932cm" svg:height="12.699cm" svg:x="20.1cm" svg:y="31.001cm">
          <draw:image xlink:href="Pictures/1000020100000280000001E0D8125454.png" xlink:type="simple" xlink:show="embed" xlink:actuate="onLoad">
            <text:p/>
          </draw:image>
        </draw:frame>
        <draw:frame draw:style-name="gr1" draw:text-style-name="P1" draw:layer="layout" svg:width="16.932cm" svg:height="12.699cm" svg:x="2.068cm" svg:y="31cm">
          <draw:image xlink:href="Pictures/1000020100000280000001E081BD6594.png" xlink:type="simple" xlink:show="embed" xlink:actuate="onLoad">
            <text:p/>
          </draw:image>
        </draw:frame>
        <draw:frame draw:style-name="gr1" draw:text-style-name="P1" draw:layer="layout" svg:width="16.932cm" svg:height="12.699cm" svg:x="2.068cm" svg:y="17.301cm">
          <draw:image xlink:href="Pictures/1000020100000280000001E0F7579B3C.png" xlink:type="simple" xlink:show="embed" xlink:actuate="onLoad">
            <text:p/>
          </draw:image>
        </draw:frame>
        <draw:frame draw:style-name="gr1" draw:text-style-name="P1" draw:layer="layout" svg:width="16.932cm" svg:height="12.699cm" svg:x="2cm" svg:y="3.801cm">
          <draw:image xlink:href="Pictures/1000020100000280000001E05B844D0C.png" xlink:type="simple" xlink:show="embed" xlink:actuate="onLoad">
            <text:p/>
          </draw:image>
        </draw:frame>
        <draw:custom-shape draw:style-name="gr2" draw:text-style-name="P1" draw:layer="layout" svg:width="2.5cm" svg:height="13.5cm" svg:x="15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3.5cm" svg:x="1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13.5cm" svg:x="33.5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3.5cm" svg:x="33.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13.5cm" svg:x="24.398cm" svg:y="16.9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3.5cm" svg:x="24.398cm" svg:y="16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13.5cm" svg:x="6.042cm" svg:y="16.9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3.5cm" svg:x="6.042cm" svg:y="16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13.5cm" svg:x="28.6cm" svg:y="3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3.5cm" svg:x="28.6cm" svg:y="3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13.5cm" svg:x="10cm" svg:y="3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3.5cm" svg:x="10cm" svg:y="30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x Flint</meta:initial-creator>
    <meta:creation-date>2009-11-17T15:09:02</meta:creation-date>
    <dc:date>2010-03-31T14:55:07</dc:date>
    <dc:creator>Alex Flint</dc:creator>
    <meta:editing-duration>PT32H51M34S</meta:editing-duration>
    <meta:editing-cycles>7</meta:editing-cycles>
    <meta:generator>OpenOffice.org/3.1$Unix OpenOffice.org_project/310m19$Build-9420</meta:generator>
    <meta:document-statistic meta:object-count="18"/>
  </office:meta>
</office:document-meta>
</file>